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Demo Board Pinout</text:p>
          </table:table-cell>
          <table:table-cell table:style-name="ce1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FPGA Signal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Demo Board</text:p>
          </table:table-cell>
          <table:table-cell table:style-name="ce1" office:value-type="string" calcext:value-type="string">
            <text:p>ZARC Signal</text:p>
          </table:table-cell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_OE / 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3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2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5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4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7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D6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1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3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2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5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7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A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\_LV_M1\_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\_LV_IORQ\_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\_LV_MREQ\_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\_LV_WR\_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\_LV_RD\_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SUPER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V_PROT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FPGA Signal</text:p>
          </table:table-cell>
          <table:table-cell table:style-name="ce1" office:value-type="string" calcext:value-type="string">
            <text:p>Bank</text:p>
          </table:table-cell>
          <table:table-cell table:style-name="ce1"/>
          <table:table-cell table:style-name="ce1" office:value-type="string" calcext:value-type="string">
            <text:p>ZARC Signal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/C14 network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_LV_NMI_SWITCH\_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CE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V_RESET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 via R9 [0Ω]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CC1.2 via R10 [0Ω]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_LV_IOWAIT\_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_MMAP_EN\_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LK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LK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LK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K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_MMAP_IO_SEL\_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\_LV_PNL_DAT_RD\_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V_INT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V_NMI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X_DATA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X_SRCLK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X_RCLK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O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FPGA Signal</text:p>
          </table:table-cell>
          <table:table-cell table:style-name="ce1" office:value-type="string" calcext:value-type="string">
            <text:p>Bank</text:p>
          </table:table-cell>
          <table:table-cell table:style-name="ce1"/>
          <table:table-cell table:style-name="ce1" office:value-type="string" calcext:value-type="string">
            <text:p>ZARC Signal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CTxD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CRxD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CRTS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CCTS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ATxDn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ARxD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ARTSn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V_ACTS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TC_SCL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TC_SDA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D_CS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D_SCLK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D_MOSI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D_MISO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 to 0V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FPGA pin</text:p>
          </table:table-cell>
          <table:table-cell table:style-name="ce1" office:value-type="string" calcext:value-type="string">
            <text:p>FPGA Signal</text:p>
          </table:table-cell>
          <table:table-cell table:style-name="ce1" office:value-type="string" calcext:value-type="string">
            <text:p>Bank</text:p>
          </table:table-cell>
          <table:table-cell table:style-name="ce1"/>
          <table:table-cell table:style-name="ce1" office:value-type="string" calcext:value-type="string">
            <text:p>ZARC Signal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C_ERROR / 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D2 to P3V3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KUSR / 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D4 to P3V3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D5 to P3V3</text:p>
          </table:table-cell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0 (50 MHz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Clk</text:p>
          </table:table-cell>
          <table:table-cell office:value-type="string" calcext:value-type="string">
            <text:p>Pins swapped in artwork!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K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_CPU_CLK</text:p>
          </table:table-cell>
          <table:table-cell office:value-type="string" calcext:value-type="string">
            <text:p>Pins swapped in artwork!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K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K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 (GND via R2 [0Ω]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 (VCC1.2 via R1 [0Ω]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C1.2</text:p>
          </table:table-cell>
          <table:table-cell table:number-columns-repeated="3"/>
          <table:table-cell office:value-type="string" calcext:value-type="string">
            <text:p>(VCC1.2)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C1.2</text:p>
          </table:table-cell>
          <table:table-cell table:number-columns-repeated="3"/>
          <table:table-cell office:value-type="string" calcext:value-type="string">
            <text:p>(VCC1.2)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C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C3.3</text:p>
          </table:table-cell>
          <table:table-cell table:number-columns-repeated="3"/>
          <table:table-cell office:value-type="string" calcext:value-type="string">
            <text:p>P3V3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9:43:54.73070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4T18:20:56.888050500</meta:creation-date>
    <dc:date>2020-07-02T09:46:36.611464201</dc:date>
    <meta:editing-duration>PT4H2M18S</meta:editing-duration>
    <meta:editing-cycles>41</meta:editing-cycles>
    <meta:generator>LibreOffice/6.4.3.2$Linux_X86_64 LibreOffice_project/40$Build-2</meta:generator>
    <meta:document-statistic meta:table-count="1" meta:cell-count="538" meta:object-count="0"/>
  </office:meta>
</office:document-meta>
</file>